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pitch="variable"/>
    <style:font-face style:name="Calibri" svg:font-family="Calibri, Arial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Arial" fo:font-size="10pt" style:font-size-asian="10pt" style:font-name-complex="Arial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Bulleted_20_List">
      <style:paragraph-properties fo:margin-left="0.432cm" fo:margin-right="0cm" fo:text-align="center" style:justify-single-word="false" fo:text-indent="-0.432cm" style:auto-text-indent="false"/>
      <style:text-properties fo:color="#17365d" loext:opacity="100%" style:font-name="Noto Serif" fo:letter-spacing="0.009cm" fo:font-weight="bold" style:letter-kerning="true" style:font-name-asian="Helvetica" style:font-weight-asian="bold" style:font-name-complex="Bookman Old Style" style:font-size-complex="26pt"/>
    </style:style>
    <style:style style:name="P4" style:family="paragraph" style:parent-style-name="Bulleted_20_List">
      <style:paragraph-properties fo:margin-left="0.432cm" fo:margin-right="0cm" fo:margin-top="0cm" fo:margin-bottom="0.635cm" style:contextual-spacing="false" fo:text-align="center" style:justify-single-word="false" fo:text-indent="-0.432cm" style:auto-text-indent="false"/>
      <style:text-properties fo:color="#17365d" loext:opacity="100%" style:font-name="Noto Serif" fo:letter-spacing="0.009cm" fo:font-weight="bold" officeooo:rsid="000059ca" officeooo:paragraph-rsid="000059ca" style:letter-kerning="true" style:font-name-asian="Helvetica" style:font-weight-asian="bold" style:font-name-complex="Bookman Old Style" style:font-size-complex="26pt"/>
    </style:style>
    <style:style style:name="P5" style:family="paragraph" style:parent-style-name="Bulleted_20_List">
      <style:paragraph-properties fo:margin-left="0.432cm" fo:margin-right="0cm" fo:margin-top="0cm" fo:margin-bottom="0.635cm" style:contextual-spacing="false" fo:text-align="center" style:justify-single-word="false" fo:text-indent="-0.432cm" style:auto-text-indent="false"/>
      <style:text-properties fo:color="#17365d" loext:opacity="100%" style:font-name="Noto Serif" fo:letter-spacing="0.009cm" fo:font-weight="bold" officeooo:rsid="0003be5a" officeooo:paragraph-rsid="0003be5a" style:letter-kerning="true" style:font-name-asian="Helvetica" style:font-weight-asian="bold" style:font-name-complex="Bookman Old Style" style:font-size-complex="26pt"/>
    </style:style>
    <style:style style:name="P6" style:family="paragraph" style:parent-style-name="Bulleted_20_List_20_1">
      <style:paragraph-properties fo:margin-top="0.212cm" fo:margin-bottom="0cm" style:contextual-spacing="false"/>
      <style:text-properties fo:color="#17365d" loext:opacity="100%" style:font-name="Noto Serif" fo:letter-spacing="0.009cm" fo:font-weight="bold" officeooo:rsid="000059ca" officeooo:paragraph-rsid="000059ca" style:letter-kerning="true" style:font-name-asian="Helvetica" style:font-weight-asian="bold" style:font-name-complex="Bookman Old Style" style:font-size-complex="26pt"/>
    </style:style>
    <style:style style:name="P7" style:family="paragraph" style:parent-style-name="Bulleted_20_List_20_1">
      <style:paragraph-properties fo:margin-top="0.212cm" fo:margin-bottom="0cm" style:contextual-spacing="false"/>
      <style:text-properties fo:color="#17365d" loext:opacity="100%" style:font-name="Noto Serif" officeooo:paragraph-rsid="000059ca" style:font-name-complex="Bookman Old Style"/>
    </style:style>
    <style:style style:name="P8" style:family="paragraph" style:parent-style-name="Bulleted_20_List_20_1">
      <style:paragraph-properties fo:margin-top="0.212cm" fo:margin-bottom="0cm" style:contextual-spacing="false"/>
      <style:text-properties officeooo:paragraph-rsid="000059ca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Noto Serif" fo:font-size="11pt" fo:font-weight="bold" officeooo:rsid="000059ca" officeooo:paragraph-rsid="000059ca" style:font-name-asian="Helvetica" style:font-size-asian="11pt" style:font-weight-asian="bold" style:font-name-complex="Bookman Old Style"/>
    </style:style>
    <style:style style:name="P10" style:family="paragraph" style:parent-style-name="Standard">
      <style:paragraph-properties fo:margin-top="0cm" fo:margin-bottom="0.635cm" style:contextual-spacing="false" fo:text-align="center" style:justify-single-word="false"/>
      <style:text-properties style:font-name="Noto Serif" fo:font-weight="bold" officeooo:rsid="0003be5a" officeooo:paragraph-rsid="0003be5a" style:font-name-asian="Helvetica" style:font-weight-asian="bold" style:font-name-complex="Bookman Old Style"/>
    </style:style>
    <style:style style:name="T1" style:family="text">
      <style:text-properties officeooo:rsid="000059ca"/>
    </style:style>
    <style:style style:name="T2" style:family="text">
      <style:text-properties fo:font-size="10pt" style:font-size-asian="10pt"/>
    </style:style>
    <style:style style:name="T3" style:family="text">
      <style:text-properties fo:color="#17365d" loext:opacity="100%" style:font-name="Noto Serif" fo:letter-spacing="0.009cm" fo:font-weight="bold" officeooo:rsid="000059ca" style:letter-kerning="true" style:font-name-asian="Helvetica" style:font-weight-asian="bold" style:font-name-complex="Bookman Old Style" style:font-size-complex="26pt"/>
    </style:style>
    <style:style style:name="T4" style:family="text">
      <style:text-properties officeooo:rsid="0003be5a"/>
    </style:style>
    <style:style style:name="T5" style:family="text">
      <style:text-properties fo:letter-spacing="0.009cm" fo:font-weight="bold" officeooo:rsid="0003be5a" style:letter-kerning="true" style:font-name-asian="Helvetica" style:font-weight-asian="bold" style:font-size-complex="26pt"/>
    </style:style>
    <style:style style:name="T6" style:family="text">
      <style:text-properties fo:letter-spacing="0.009cm" fo:font-weight="bold" officeooo:rsid="000059ca" style:letter-kerning="true" style:font-name-asian="Helvetica" style:font-weight-asian="bold" style:font-size-complex="2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exander Elzenaar</text:p>
      <text:p text:style-name="P9">7A/82 Cable Street<text:line-break/>Wellington 6011</text:p>
      <text:p text:style-name="P9">0273017585</text:p>
      <text:p text:style-name="P9">aelz176@aucklanduni.ac.nz</text:p>
      <text:p text:style-name="title">Objective</text:p>
      <text:p text:style-name="P10"><text:span text:style-name="T2">I am looking for challenging work requiring creativity and problem solving skills in a quantitative field.</text:span></text:p>
      <text:p text:style-name="title">Skills <text:span text:style-name="T1">and Experience</text:span></text:p>
      <text:list xml:id="list3838788903" text:style-name="WW8Num1">
        <text:list-item>
          <text:p text:style-name="P8"><text:span text:style-name="T3">Postgraduate-level analytic and quantitative skills.</text:span></text:p>
        </text:list-item>
        <text:list-item>
          <text:p text:style-name="P6">Independent problem solving skills, especially on complex projects.</text:p>
        </text:list-item>
        <text:list-item>
          <text:p text:style-name="P6">Experience in computer programming (particularly Python <text:span text:style-name="T4">and MATLAB</text:span>) <text:span text:style-name="T4">and</text:span> some experience working with data visualisation tools (Pandas, DataShader, HoloViews).</text:p>
        </text:list-item>
        <text:list-item>
          <text:p text:style-name="P7"><text:span text:style-name="T5">Experience</text:span><text:span text:style-name="T6"> explaining complex subjects to </text:span><text:span text:style-name="T5">broad</text:span><text:span text:style-name="T6"> audiences: teaching and educational </text:span><text:span text:style-name="T5">experience </text:span><text:span text:style-name="T6">at a tertiary level (lecturing, tutoring, and marking at both undergraduate and postgraduate levels in mathematics) and secondary school level (private tutoring).</text:span></text:p>
        </text:list-item>
      </text:list>
      <text:p text:style-name="title">Work History</text:p>
      <text:list xml:id="list192146259322215" text:continue-numbering="true" text:style-name="WW8Num1">
        <text:list-header>
          <text:p text:style-name="P5">Researcher, Max-Planck-Inst. for Mathematics in the Sciences, Leipzig<text:tab/>2022-23<text:line-break/>Research Assistant, Dept. of Mathematics, The Uni. of Auckland<text:tab/><text:tab/>2020-21<text:line-break/>Graduate Teaching Asst., Dept. of Mathematics, The Uni. of Auckland<text:tab/>2019-22<text:line-break/>Secondary School Tutor, MyTuition, Auckland<text:tab/><text:tab/><text:tab/><text:tab/>2017-19</text:p>
        </text:list-header>
      </text:list>
      <text:p text:style-name="title"><text:span text:style-name="T4">Tertiary Qualifications</text:span></text:p>
      <text:list xml:id="list192145583070815" text:continue-numbering="true" text:style-name="WW8Num1">
        <text:list-header>
          <text:p text:style-name="P4">MSc (First Class Hons.), Mathematics<text:tab/>The University of Auckland<text:tab/>2022<text:line-break/>BSc(hons.), Mathematics<text:tab/><text:tab/><text:tab/>The University of Auckland<text:tab/>2020<text:line-break/>Certificate in Languages<text:tab/><text:tab/><text:tab/>The University of Auckland<text:tab/>2020<text:line-break/>Bsc, major in Mathematics<text:tab/><text:tab/>The University of Auckland<text:tab/>2019</text:p>
        </text:list-header>
      </text:list>
      <text:p text:style-name="title">References</text:p>
      <text:list xml:id="list192145803078652" text:continue-numbering="true" text:style-name="WW8Num1">
        <text:list-header>
          <text:p text:style-name="P3">References <text:span text:style-name="T4">and a portfolio of technical work</text:span> are available on request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pitch="variable"/>
    <style:font-face style:name="Calibri" svg:font-family="Calibri, Arial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Noto Serif1" fo:font-family="'Noto Serif'" style:font-style-name="Regular" style:font-family-generic="roman" style:font-pitch="variable" fo:font-size="10pt" fo:letter-spacing="0.009cm" fo:language="en" fo:country="US" style:letter-kerning="true" style:font-name-asian="Calibri" style:font-family-asian="Calibri, Arial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1">
      <style:paragraph-properties fo:margin-top="0cm" fo:margin-bottom="0.071cm" style:contextual-spacing="false" style:line-height-at-least="0.388cm">
        <style:tab-stops/>
      </style:paragraph-properties>
      <style:text-properties fo:color="#000000" loext:opacity="100%" style:font-name="Arial" fo:font-family="Arial" style:font-family-generic="swiss" style:font-pitch="variable" fo:font-size="10pt" fo:letter-spacing="-0.009cm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423cm" fo:margin-bottom="0.071cm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423cm" fo:margin-bottom="0.071cm" style:contextual-spacing="false" style:line-height-at-least="0.388cm">
        <style:tab-stops>
          <style:tab-stop style:position="3.81cm"/>
          <style:tab-stop style:position="11.43cm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423cm" fo:margin-bottom="0.071cm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>
      <style:paragraph-properties fo:margin-top="0.423cm" fo:margin-bottom="0.106cm" style:contextual-spacing="false" fo:text-align="center" style:justify-single-word="false" fo:padding-left="0cm" fo:padding-right="0cm" fo:padding-top="0cm" fo:padding-bottom="0.035cm" fo:border-left="none" fo:border-right="none" fo:border-top="none" fo:border-bottom="2.49pt solid #1c99e0"/>
      <style:text-properties fo:color="#17365d" loext:opacity="100%" style:font-name="Noto Sans" fo:font-family="'Noto Sans'" style:font-family-generic="swiss" style:font-pitch="variable" fo:font-size="16pt" fo:letter-spacing="0.009cm" fo:language="en" fo:country="US" fo:font-weight="bold" officeooo:rsid="000059ca" style:letter-kerning="true" style:font-name-asian="Helvetica" style:font-family-asian="Helvetica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26pt" style:language-complex="ar" style:country-complex="SA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 style:parent-style-name="Default_20_Paragraph_20_Font">
      <style:text-properties fo:color="#17365d" loext:opacity="100%" fo:font-size="26pt" fo:letter-spacing="0.009cm" style:letter-kerning="true" style:font-size-asian="26pt" style:font-size-complex="26pt"/>
    </style:style>
    <style:style style:name="Body_20_Text_20_3_20_Char" style:display-name="Body Text 3 Char" style:family="text" style:parent-style-name="Default_20_Paragraph_20_Font">
      <style:text-properties fo:color="#17365d" loext:opacity="100%" fo:font-size="8pt" fo:letter-spacing="0.009cm" style:letter-kerning="true" style:font-size-asian="8pt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style:font-size-asian="10pt" style:font-name-complex="Arial"/>
    </style:style>
    <style:page-layout style:name="Mpm1">
      <style:page-layout-properties fo:page-width="21.59cm" fo:page-height="27.94cm" style:num-format="1" style:print-orientation="portrait" fo:margin-top="1.429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8-02-13T15:52:00</meta:creation-date>
    <dc:date>2023-07-17T19:20:53.875487962</dc:date>
    <meta:print-date>2008-04-25T12:47:00</meta:print-date>
    <meta:editing-cycles>36</meta:editing-cycles>
    <meta:editing-duration>PT3H15M54S</meta:editing-duration>
    <meta:generator>LibreOffice/7.5.4.2$Linux_X86_64 LibreOffice_project/50$Build-2</meta:generator>
    <meta:document-statistic meta:table-count="0" meta:image-count="0" meta:object-count="0" meta:page-count="1" meta:paragraph-count="17" meta:word-count="187" meta:character-count="1403" meta:non-whitespace-character-count="1231"/>
  </office:meta>
</office:document-meta>
</file>